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c3a2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N</text:span>ame: Hacking completionMethod: manual</text:p>
      <text:p text:style-name="Text_20_body">##Aap yeh videos dekhein:</text:p>
      <text:p text:style-name="Text_20_body">@youtub[mOiMU9fIEwk]</text:p>
      <text:p text:style-name="Text_20_body">###Ab aapko 30 mins ke liye aapas mei english mei baat karni hai.</text:p>
      <text:p text:style-name="Text_20_body">Baat karte karte, aap observe karein, ki aap kitne tech words use kar paa rahe hai.</text:p>
      <text:p text:style-name="Text_20_body">Aur agar aapka partner koi aisa tech word bolta hai, jo aapko nahi pata, ya aap generally use nahi kartein. Inn words ko bhi samajhne ki phir koshish karein.</text:p>
      <text:p text:style-name="Text_20_body">Iss discussion ko karte hue, aap inn points ke baarein mei bhi soch sakte hai:</text:p>
      <text:list xml:id="list502809007185248624" text:style-name="L1">
        <text:list-item>
          <text:p text:style-name="P2">What is hacking and who are hackers? </text:p>
        </text:list-item>
        <text:list-item>
          <text:p text:style-name="P2">what are the types of hacking? </text:p>
        </text:list-item>
        <text:list-item>
          <text:p text:style-name="P2">what are the differecnce between black hat, grey hat, and white hat? </text:p>
        </text:list-item>
        <text:list-item>
          <text:p text:style-name="P2">can anyone in navgurukul hack? </text:p>
        </text:list-item>
        <text:list-item>
          <text:p text:style-name="P2">what are the basic ports in hacking? </text:p>
        </text:list-item>
        <text:list-item>
          <text:p text:style-name="P1">Is hacking a legel and is it important? </text:p>
        </text:list-item>
      </text:list>
      <text:p text:style-name="Text_20_body">Tips:</text:p>
      <text:p text:style-name="Text_20_body">1.Aap subtitles/captions on kar sakte hai, YouTube Video dekhte hue.</text:p>
      <text:p text:style-name="Text_20_body">2.Aap speed kam ya jyada kar sakte hai, video ke liye, jisse ki aap acche se dekh paye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02:23.735744287</meta:creation-date>
    <dc:date>2018-10-04T12:02:49.309953689</dc:date>
    <meta:editing-duration>PT2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62" meta:character-count="884" meta:non-whitespace-character-count="738"/>
  </office:meta>
</office:document-meta>
</file>